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83in" fo:margin-left="-0.1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0aa" officeooo:paragraph-rsid="0001e0aa"/>
    </style:style>
    <style:style style:name="P2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3" style:family="paragraph" style:parent-style-name="Standard">
      <style:text-properties fo:font-weight="normal" officeooo:rsid="0001e0aa" officeooo:paragraph-rsid="0001e0aa" style:font-weight-asian="normal" style:font-weight-complex="normal"/>
    </style:style>
    <style:style style:name="P4" style:family="paragraph" style:parent-style-name="Table_20_Contents">
      <style:text-properties officeooo:rsid="0001e0aa" officeooo:paragraph-rsid="0001e0aa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Contac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4">Dan Martinez</text:p>
          </table:table-cell>
          <table:table-cell table:style-name="Table1.A1" office:value-type="string">
            <text:p text:style-name="P4">Chris Wilkins</text:p>
          </table:table-cell>
          <table:table-cell table:style-name="Table1.A1" office:value-type="string">
            <text:p text:style-name="P4">Cody Curry</text:p>
          </table:table-cell>
          <table:table-cell table:style-name="Table1.E1" office:value-type="string">
            <text:p text:style-name="P4">Michael Degan</text:p>
          </table:table-cell>
        </table:table-row>
        <table:table-row>
          <table:table-cell table:style-name="Table1.A2" office:value-type="string">
            <text:p text:style-name="P4">Email</text:p>
          </table:table-cell>
          <table:table-cell table:style-name="Table1.A2" office:value-type="string">
            <text:p text:style-name="P4">dmartz509@gmail.com</text:p>
          </table:table-cell>
          <table:table-cell table:style-name="Table1.A2" office:value-type="string">
            <text:p text:style-name="P4">wilkinscs1@gmail.com</text:p>
          </table:table-cell>
          <table:table-cell table:style-name="Table1.A2" office:value-type="string">
            <text:p text:style-name="P4">cocurry1@gmail.com</text:p>
          </table:table-cell>
          <table:table-cell table:style-name="Table1.E2" office:value-type="string">
            <text:p text:style-name="P4">plithnar@gmail.com</text:p>
          </table:table-cell>
        </table:table-row>
        <table:table-row>
          <table:table-cell table:style-name="Table1.A2" office:value-type="string">
            <text:p text:style-name="P4">Cell</text:p>
          </table:table-cell>
          <table:table-cell table:style-name="Table1.A2" office:value-type="string">
            <text:p text:style-name="P4">(509) 439-189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>(509) 205-7501</text:p>
          </table:table-cell>
          <table:table-cell table:style-name="Table1.E2" office:value-type="string">
            <text:p text:style-name="P4">(509) 554-0824</text:p>
          </table:table-cell>
        </table:table-row>
        <table:table-row>
          <table:table-cell table:style-name="Table1.A2" office:value-type="string">
            <text:p text:style-name="P4">Skype</text:p>
          </table:table-cell>
          <table:table-cell table:style-name="Table1.A2" office:value-type="string">
            <text:p text:style-name="P4">dmartz509@outlook.c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4">kageokami315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1"><text:span text:style-name="T1">Times unavailable</text:span></text:p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4">Dan Martinez</text:p>
          </table:table-cell>
          <table:table-cell table:style-name="Table2.B1" office:value-type="string">
            <text:p text:style-name="P4">Saturday, Sunday, Monday - All day</text:p>
          </table:table-cell>
        </table:table-row>
        <table:table-row>
          <table:table-cell table:style-name="Table2.A2" office:value-type="string">
            <text:p text:style-name="P4">Chris Wilkins</text:p>
          </table:table-cell>
          <table:table-cell table:style-name="Table2.B2" office:value-type="string">
            <text:p text:style-name="P4">MWF: 2 – 3 PM; ;</text:p>
          </table:table-cell>
        </table:table-row>
        <table:table-row>
          <table:table-cell table:style-name="Table2.A2" office:value-type="string">
            <text:p text:style-name="P4">Cody Curry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Michael Degan</text:p>
          </table:table-cell>
          <table:table-cell table:style-name="Table2.B2" office:value-type="string">
            <text:p text:style-name="P4">MWF: 2 – 3 PM; TTh 10 – Noon;</text:p>
          </table:table-cell>
        </table:table-row>
      </table:table>
      <text:p text:style-name="P1"><text:span text:style-name="T1"/></text:p>
      <text:p text:style-name="P1"/>
      <text:p text:style-name="P1"/>
      <text:p text:style-name="P2">Regular Meeting Date and time</text:p>
      <text:p text:style-name="P1"><text:tab/>Monday (possibly Wednesday if needed) <text:s/>3:00 PM - 4:30 PM</text:p>
      <text:p text:style-name="P1"><text:tab/>Tuesday (possibly Thursday if needed) 12:00 PM - 2:00 PM</text:p>
      <text:p text:style-name="P1"></text:p>
      <text:p text:style-name="P2">Team Member Roles</text:p>
      <text:p text:style-name="P1"><text:tab/>Dan Martinez <text:s/>- Inspector</text:p>
      <text:p text:style-name="P1"></text:p>
      <text:p text:style-name="P1"><text:tab/>Chris Wilkins - Inspector</text:p>
      <text:p text:style-name="P1"></text:p>
      <text:p text:style-name="P1"><text:tab/>Cody Curry <text:s text:c="3"/>- Author/Reader (Initially) </text:p>
      <text:p text:style-name="P1"></text:p>
      <text:p text:style-name="P1"><text:tab/>Michael Degan – Recorder/Reader</text:p>
      <text:p text:style-name="P1"></text:p>
      <text:p text:style-name="P2">Special Skills</text:p>
      <text:p text:style-name="P1"><text:tab/>Dan Martinez <text:s/>- Documentation development, Diagram development</text:p>
      <text:p text:style-name="P1"></text:p>
      <text:p text:style-name="P1"><text:tab/>Chris Wilkins - Business Logic Design</text:p>
      <text:p text:style-name="P1"></text:p>
      <text:p text:style-name="P1"><text:tab/>Cody Curry <text:s text:c="3"/>- Database Design Experience</text:p>
      <text:p text:style-name="P1"></text:p>
      <text:p text:style-name="P1"><text:tab/>Michael Degan - Database Design Experience, Documentation development</text:p>
      <text:p text:style-name="P1"/>
      <text:p text:style-name="P2">Development Language</text:p>
      <text:p text:style-name="P3"><text:tab/>C# unless project/assignment demands otherwise</text:p>
      <text:p text:style-name="P3"/>
      <text:p text:style-name="P2">Development Tools</text:p>
      <text:p text:style-name="P3"><text:tab/>List of tools we agree up using over the course of this class, with version numbers when applicable.</text:p>
      <text:p text:style-name="P3"><text:soft-page-break/><text:tab/>- Visual Studio 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11:56.315815066</meta:creation-date>
    <dc:date>2014-09-16T12:26:48.713121525</dc:date>
    <meta:editing-duration>P0D</meta:editing-duration>
    <meta:editing-cycles>1</meta:editing-cycles>
    <meta:document-statistic meta:table-count="2" meta:image-count="0" meta:object-count="0" meta:page-count="2" meta:paragraph-count="51" meta:word-count="160" meta:character-count="1117" meta:non-whitespace-character-count="955"/>
    <meta:generator>LibreOffice/4.2.6.3$Linux_X86_64 LibreOffice_project/420m0$Build-3</meta:generator>
  </office:meta>
</office:document-meta>
</file>